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ndara" svg:font-family="Candara" style:font-family-generic="swiss"/>
    <style:font-face style:name="Candara1" svg:font-family="Candara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Georgia" svg:font-family="Georgia" style:font-family-generic="swiss"/>
    <style:font-face style:name="Georgia1" svg:font-family="Georgia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96cm" style:type="center"/>
          <style:tab-stop style:position="9.001cm" style:type="center"/>
          <style:tab-stop style:position="15.921cm" style:type="right"/>
          <style:tab-stop style:position="18.461cm" style:type="right"/>
        </style:tab-stops>
      </style:paragraph-properties>
      <style:text-properties fo:language="en" fo:country="US"/>
    </style:style>
    <style:style style:name="P2" style:family="paragraph" style:parent-style-name="normal">
      <style:paragraph-properties fo:margin-left="0cm" fo:margin-top="0cm" fo:margin-bottom="0cm" style:contextual-spacing="false" fo:line-height="100%" fo:text-indent="0cm" style:auto-text-indent="false"/>
      <style:text-properties fo:language="en" fo:country="US"/>
    </style:style>
    <style:style style:name="P3" style:family="paragraph" style:parent-style-name="normal">
      <style:paragraph-properties fo:margin-left="0cm" fo:margin-top="0cm" fo:margin-bottom="0cm" style:contextual-spacing="false" fo:line-height="100%" fo:text-indent="0.75cm" style:auto-text-indent="false"/>
      <style:text-properties fo:language="en" fo:country="US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language="en" fo:country="US"/>
    </style:style>
    <style:style style:name="P5" style:family="paragraph" style:parent-style-name="normal">
      <loext:graphic-properties draw:fill="none" draw:fill-color="#ffffff"/>
      <style:paragraph-properties fo:margin-left="0.75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language="en" fo:country="US"/>
    </style:style>
    <style:style style:name="P6" style:family="paragraph" style:parent-style-name="normal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language="en" fo:country="US"/>
    </style:style>
    <style:style style:name="P7" style:family="paragraph" style:parent-style-name="normal">
      <style:paragraph-properties fo:margin-top="0cm" fo:margin-bottom="0.282cm" style:contextual-spacing="false" fo:line-height="108%" fo:text-align="start" style:justify-single-word="false" fo:orphans="2" fo:widows="2"/>
      <style:text-properties fo:language="en" fo:country="US"/>
    </style:style>
    <style:style style:name="P8" style:family="paragraph" style:parent-style-name="normal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style:text-underline-style="none" fo:background-color="transparent" style:font-size-asian="11pt" style:font-style-asian="normal" style:font-size-complex="11pt"/>
    </style:style>
    <style:style style:name="P9" style:family="paragraph" style:parent-style-name="normal">
      <style:paragraph-properties fo:margin-top="0cm" fo:margin-bottom="0.282cm" style:contextual-spacing="false" fo:line-height="108%" fo:text-align="start" style:justify-single-word="false" fo:orphans="2" fo:widows="2"/>
      <style:text-properties fo:font-size="14pt" fo:language="en" fo:country="US" fo:font-weight="bold" style:font-size-asian="14pt" style:font-weight-asian="bold" style:font-size-complex="14pt"/>
    </style:style>
    <style:style style:name="P10" style:family="paragraph" style:parent-style-name="normal">
      <style:paragraph-properties fo:text-align="center" style:justify-single-word="false"/>
      <style:text-properties style:font-name="Calibri" fo:font-size="16pt" fo:language="en" fo:country="US" fo:font-style="italic" style:text-underline-style="solid" style:text-underline-width="auto" style:text-underline-color="font-color" fo:font-weight="bold" style:font-name-asian="Candara1" style:font-size-asian="16pt" style:font-style-asian="italic" style:font-weight-asian="bold" style:font-name-complex="Candara1" style:font-size-complex="16pt"/>
    </style:style>
    <style:style style:name="P11" style:family="paragraph" style:parent-style-name="normal">
      <loext:graphic-properties draw:fill="none" draw:fill-color="#ffffff"/>
      <style:paragraph-properties fo:margin-left="2.032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libri" fo:language="en" fo:country="US"/>
    </style:style>
    <style:style style:name="P1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libri" fo:language="en" fo:country="US"/>
    </style:style>
    <style:style style:name="P13" style:family="paragraph" style:parent-style-name="normal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libri" fo:language="en" fo:country="US"/>
    </style:style>
    <style:style style:name="P14" style:family="paragraph" style:parent-style-name="normal">
      <loext:graphic-properties draw:fill="none" draw:fill-color="#ffffff"/>
      <style:paragraph-properties fo:margin-left="2.667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libri" fo:language="en" fo:country="US"/>
    </style:style>
    <style:style style:name="P15" style:family="paragraph" style:parent-style-name="normal">
      <style:paragraph-properties fo:margin-top="0cm" fo:margin-bottom="0cm" style:contextual-spacing="false" fo:line-height="100%"/>
      <style:text-properties style:font-name="Calibri" fo:language="en" fo:country="US"/>
    </style:style>
    <style:style style:name="P16" style:family="paragraph" style:parent-style-name="normal">
      <loext:graphic-properties draw:fill="none" draw:fill-color="#ffffff"/>
      <style:paragraph-properties fo:margin-left="1.3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 fo:padding="0cm" fo:border="none" style:shadow="none" style:writing-mode="lr-tb" style:join-border="false"/>
      <style:text-properties style:font-name="Calibri" fo:language="en" fo:country="US" officeooo:rsid="00241edd" officeooo:paragraph-rsid="00241edd"/>
    </style:style>
    <style:style style:name="P17" style:family="paragraph" style:parent-style-name="normal" style:list-style-name="WWNum2">
      <style:paragraph-properties fo:margin-left="0.635cm" fo:margin-top="0cm" fo:margin-bottom="0cm" style:contextual-spacing="false" fo:line-height="100%" fo:text-indent="-0.635cm" style:auto-text-indent="false"/>
      <style:text-properties fo:language="en" fo:country="US"/>
    </style:style>
    <style:style style:name="P18" style:family="paragraph" style:parent-style-name="normal" style:list-style-name="WWNum2">
      <style:paragraph-properties fo:margin-top="0cm" fo:margin-bottom="0cm" style:contextual-spacing="false" fo:line-height="100%"/>
      <style:text-properties fo:language="en" fo:country="US"/>
    </style:style>
    <style:style style:name="P19" style:family="paragraph" style:parent-style-name="normal" style:list-style-name="WWNum2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  <style:text-properties fo:language="en" fo:country="US"/>
    </style:style>
    <style:style style:name="P20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language="en" fo:country="US" officeooo:paragraph-rsid="002f6ad8"/>
    </style:style>
    <style:style style:name="P21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orphans="2" fo:widows="2" fo:text-indent="-0.762cm" style:auto-text-indent="false" fo:background-color="transparent" fo:padding="0cm" fo:border="none" style:shadow="none" style:join-border="false"/>
      <style:text-properties fo:language="en" fo:country="US" officeooo:paragraph-rsid="002f6ad8"/>
    </style:style>
    <style:style style:name="P22" style:family="paragraph" style:parent-style-name="normal" style:list-style-name="WWNum2">
      <style:paragraph-properties fo:margin-left="1.397cm" fo:margin-top="0cm" fo:margin-bottom="0cm" style:contextual-spacing="false" fo:line-height="108%" fo:text-align="start" style:justify-single-word="false" fo:orphans="2" fo:widows="2" fo:text-indent="-0.762cm" style:auto-text-indent="false"/>
      <style:text-properties fo:language="en" fo:country="US" style:text-underline-style="none" officeooo:rsid="0036606f" officeooo:paragraph-rsid="0036606f"/>
    </style:style>
    <style:style style:name="P23" style:family="paragraph" style:parent-style-name="normal" style:list-style-name="WWNum2">
      <style:paragraph-properties fo:margin-left="1.397cm" fo:margin-top="0cm" fo:margin-bottom="0cm" style:contextual-spacing="false" fo:line-height="100%" fo:text-indent="-0.762cm" style:auto-text-indent="false"/>
      <style:text-properties fo:language="en" fo:country="US" style:text-underline-style="none" officeooo:rsid="0036606f" officeooo:paragraph-rsid="0036606f"/>
    </style:style>
    <style:style style:name="P24" style:family="paragraph" style:parent-style-name="normal" style:list-style-name="WWNum2" style:master-page-name="">
      <loext:graphic-properties draw:fill="none" draw:fill-color="#ffffff"/>
      <style:paragraph-properties fo:margin-left="1.3cm" fo:margin-right="0cm" fo:margin-top="0cm" fo:margin-bottom="0cm" style:contextual-spacing="false" fo:line-height="108%" fo:text-align="start" style:justify-single-word="false" fo:orphans="2" fo:widows="2" fo:text-indent="-0.6cm" style:auto-text-indent="false" style:page-number="auto" fo:background-color="transparent" fo:padding="0cm" fo:border="none" style:shadow="none" style:writing-mode="lr-tb" style:join-border="false"/>
      <style:text-properties fo:language="en" fo:country="US" officeooo:rsid="002f7a79" officeooo:paragraph-rsid="002f7a79"/>
    </style:style>
    <style:style style:name="P25" style:family="paragraph" style:parent-style-name="normal" style:list-style-name="WWNum2">
      <loext:graphic-properties draw:fill="none" draw:fill-color="#ffffff"/>
      <style:paragraph-properties fo:margin-left="1.3cm" fo:margin-right="0cm" fo:margin-top="0cm" fo:margin-bottom="0cm" style:contextual-spacing="false" fo:line-height="108%" fo:text-align="start" style:justify-single-word="false" fo:orphans="2" fo:widows="2" fo:text-indent="-0.6cm" style:auto-text-indent="false" fo:background-color="transparent" fo:padding="0cm" fo:border="none" style:shadow="none" style:writing-mode="lr-tb" style:join-border="false"/>
      <style:text-properties fo:language="en" fo:country="US" officeooo:rsid="002f7a79" officeooo:paragraph-rsid="002f7a79"/>
    </style:style>
    <style:style style:name="P26" style:family="paragraph" style:parent-style-name="normal" style:list-style-name="WWNum2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fo:language="en" fo:country="US" officeooo:rsid="003019d3" officeooo:paragraph-rsid="003019d3"/>
    </style:style>
    <style:style style:name="P27" style:family="paragraph" style:parent-style-name="normal" style:list-style-name="WWNum2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fo:language="en" fo:country="US" officeooo:rsid="00313015" officeooo:paragraph-rsid="00313015"/>
    </style:style>
    <style:style style:name="P28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language="en" fo:country="US" officeooo:rsid="00326170" officeooo:paragraph-rsid="00326170"/>
    </style:style>
    <style:style style:name="P29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orphans="2" fo:widows="2" fo:text-indent="-0.762cm" style:auto-text-indent="false" fo:background-color="transparent" fo:padding="0cm" fo:border="none" style:shadow="none" style:join-border="false"/>
      <style:text-properties fo:language="en" fo:country="US" officeooo:rsid="00326170" officeooo:paragraph-rsid="00326170"/>
    </style:style>
    <style:style style:name="P30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language="en" fo:country="US" fo:font-weight="normal" officeooo:rsid="00331f28" officeooo:paragraph-rsid="00331f28" style:font-weight-asian="normal" style:font-weight-complex="normal"/>
    </style:style>
    <style:style style:name="P31" style:family="paragraph" style:parent-style-name="normal" style:list-style-name="WWNum2">
      <style:paragraph-properties fo:margin-top="0cm" fo:margin-bottom="0cm" style:contextual-spacing="false" fo:line-height="100%"/>
      <style:text-properties fo:language="en" fo:country="US" officeooo:rsid="0036606f" officeooo:paragraph-rsid="0036606f"/>
    </style:style>
    <style:style style:name="P32" style:family="paragraph" style:parent-style-name="normal" style:list-style-name="WWNum2">
      <style:paragraph-properties fo:margin-top="0cm" fo:margin-bottom="0cm" style:contextual-spacing="false" fo:line-height="100%"/>
      <style:text-properties fo:language="en" fo:country="US" officeooo:rsid="0036f1aa" officeooo:paragraph-rsid="0036f1aa"/>
    </style:style>
    <style:style style:name="P3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96cm" style:type="center"/>
          <style:tab-stop style:position="9.001cm" style:type="center"/>
          <style:tab-stop style:position="15.921cm" style:type="right"/>
          <style:tab-stop style:position="18.461cm" style:type="right"/>
        </style:tab-stops>
      </style:paragraph-properties>
      <style:text-properties style:font-name="Candara" fo:font-size="12pt" fo:language="en" fo:country="US" fo:font-weight="bold" style:font-name-asian="Candara1" style:font-size-asian="12pt" style:font-weight-asian="bold" style:font-name-complex="Candara1" style:font-size-complex="12pt"/>
    </style:style>
    <style:style style:name="P34" style:family="paragraph" style:parent-style-name="normal" style:master-page-name="Standard">
      <style:paragraph-properties fo:text-align="start" style:justify-single-word="false" style:page-number="1"/>
      <style:text-properties style:font-name="Candara" fo:font-size="36pt" fo:language="en" fo:country="US" fo:font-weight="bold" style:font-name-asian="Candara1" style:font-size-asian="36pt" style:font-weight-asian="bold" style:font-name-complex="Candara1" style:font-size-complex="36pt"/>
    </style:style>
    <style:style style:name="P35" style:family="paragraph" style:parent-style-name="normal">
      <style:paragraph-properties fo:text-align="center" style:justify-single-word="false"/>
      <style:text-properties style:font-name="Candara" fo:font-size="36pt" fo:language="en" fo:country="US" fo:font-weight="bold" style:font-name-asian="Candara1" style:font-size-asian="36pt" style:font-weight-asian="bold" style:font-name-complex="Candara1" style:font-size-complex="36pt"/>
    </style:style>
    <style:style style:name="P36" style:family="paragraph" style:parent-style-name="normal">
      <style:paragraph-properties fo:text-align="center" style:justify-single-word="false"/>
      <style:text-properties style:font-name="Calibri" fo:font-size="16pt" fo:language="en" fo:country="US" fo:font-style="italic" style:text-underline-style="solid" style:text-underline-width="auto" style:text-underline-color="font-color" fo:font-weight="bold" style:font-size-asian="16pt" style:font-style-asian="italic" style:font-weight-asian="bold" style:font-size-complex="16pt"/>
    </style:style>
    <style:style style:name="P37" style:family="paragraph" style:parent-style-name="normal" style:list-style-name="WWNum1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  <style:text-properties style:font-name="Calibri" fo:language="en" fo:country="US"/>
    </style:style>
    <style:style style:name="P38" style:family="paragraph" style:parent-style-name="normal" style:list-style-name="WWNum1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  <style:text-properties style:font-name="Calibri" fo:language="en" fo:country="US" officeooo:paragraph-rsid="00209758"/>
    </style:style>
    <style:style style:name="P39" style:family="paragraph" style:parent-style-name="normal" style:list-style-name="WWNum1" style:master-page-name="">
      <loext:graphic-properties draw:fill="none" draw:fill-color="#ffffff"/>
      <style:paragraph-properties fo:margin-left="1.3cm" fo:margin-right="0cm" fo:margin-top="0cm" fo:margin-bottom="0cm" style:contextual-spacing="false" fo:line-height="108%" fo:text-align="start" style:justify-single-word="false" fo:orphans="2" fo:widows="2" fo:text-indent="-0.6cm" style:auto-text-indent="false" style:page-number="auto" fo:background-color="transparent" fo:padding="0cm" fo:border="none" style:shadow="none" style:writing-mode="lr-tb" style:join-border="false"/>
      <style:text-properties style:font-name="Calibri" fo:language="en" fo:country="US" officeooo:paragraph-rsid="0020f676"/>
    </style:style>
    <style:style style:name="P40" style:family="paragraph" style:parent-style-name="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orphans="2" fo:widows="2" fo:text-indent="-0.762cm" style:auto-text-indent="false" fo:background-color="transparent" fo:padding="0cm" fo:border="none" style:shadow="none" style:join-border="false"/>
      <style:text-properties style:font-name="Calibri" fo:language="en" fo:country="US" officeooo:paragraph-rsid="00282d93"/>
    </style:style>
    <style:style style:name="P41" style:family="paragraph" style:parent-style-name="normal" style:list-style-name="WWNum1" style:master-page-name="">
      <loext:graphic-properties draw:fill="none" draw:fill-color="#ffffff"/>
      <style:paragraph-properties fo:margin-left="1.3cm" fo:margin-right="0cm" fo:margin-top="0cm" fo:margin-bottom="0cm" style:contextual-spacing="false" fo:line-height="108%" fo:text-align="start" style:justify-single-word="false" fo:orphans="2" fo:widows="2" fo:text-indent="-0.6cm" style:auto-text-indent="false" style:page-number="auto" fo:background-color="transparent" fo:padding="0cm" fo:border="none" style:shadow="none" style:writing-mode="lr-tb" style:join-border="false"/>
      <style:text-properties style:font-name="Calibri" fo:language="en" fo:country="US" officeooo:rsid="00209758" officeooo:paragraph-rsid="00209758"/>
    </style:style>
    <style:style style:name="P42" style:family="paragraph" style:parent-style-name="normal" style:list-style-name="WWNum1">
      <loext:graphic-properties draw:fill="none" draw:fill-color="#ffffff"/>
      <style:paragraph-properties fo:margin-left="1.3cm" fo:margin-right="0cm" fo:margin-top="0cm" fo:margin-bottom="0cm" style:contextual-spacing="false" fo:line-height="108%" fo:text-align="start" style:justify-single-word="false" fo:orphans="2" fo:widows="2" fo:text-indent="-0.6cm" style:auto-text-indent="false" fo:background-color="transparent" fo:padding="0cm" fo:border="none" style:shadow="none" style:writing-mode="lr-tb" style:join-border="false"/>
      <style:text-properties style:font-name="Calibri" fo:language="en" fo:country="US" officeooo:rsid="00209758" officeooo:paragraph-rsid="00209758"/>
    </style:style>
    <style:style style:name="P43" style:family="paragraph" style:parent-style-name="normal" style:list-style-name="WWNum1">
      <style:paragraph-properties fo:margin-top="0cm" fo:margin-bottom="0cm" style:contextual-spacing="false" fo:line-height="100%"/>
      <style:text-properties style:font-name="Calibri" fo:language="en" fo:country="US"/>
    </style:style>
    <style:style style:name="P44" style:family="paragraph" style:parent-style-name="normal" style:list-style-name="WWNum1">
      <loext:graphic-properties draw:fill="none" draw:fill-color="#ffffff"/>
      <style:paragraph-properties fo:margin-left="1.3cm" fo:margin-right="0cm" fo:margin-top="0cm" fo:margin-bottom="0cm" style:contextual-spacing="false" fo:line-height="108%" fo:text-align="start" style:justify-single-word="false" fo:orphans="2" fo:widows="2" fo:text-indent="-0.6cm" style:auto-text-indent="false" fo:break-before="column" fo:background-color="transparent" fo:padding="0cm" fo:border="none" style:shadow="none" style:writing-mode="lr-tb" style:join-border="false"/>
      <style:text-properties style:font-name="Calibri" fo:language="en" fo:country="US" officeooo:rsid="00241edd" officeooo:paragraph-rsid="00241edd"/>
    </style:style>
    <style:style style:name="P45" style:family="paragraph" style:parent-style-name="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style:font-name="Calibri" fo:language="en" fo:country="US" officeooo:rsid="00266caf" officeooo:paragraph-rsid="001af670"/>
    </style:style>
    <style:style style:name="P46" style:family="paragraph" style:parent-style-name="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orphans="2" fo:widows="2" fo:text-indent="-0.762cm" style:auto-text-indent="false" fo:background-color="transparent" fo:padding="0cm" fo:border="none" style:shadow="none" style:join-border="false"/>
      <style:text-properties style:font-name="Calibri" fo:language="en" fo:country="US" officeooo:rsid="00266caf" officeooo:paragraph-rsid="001af670"/>
    </style:style>
    <style:style style:name="P47" style:family="paragraph" style:parent-style-name="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orphans="2" fo:widows="2" fo:text-indent="-0.762cm" style:auto-text-indent="false" fo:background-color="transparent" fo:padding="0cm" fo:border="none" style:shadow="none" style:join-border="false"/>
      <style:text-properties style:font-name="Calibri" fo:language="en" fo:country="US" officeooo:rsid="00266caf" officeooo:paragraph-rsid="00266caf"/>
    </style:style>
    <style:style style:name="P48" style:family="paragraph" style:parent-style-name="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1pt" fo:language="en" fo:country="US" fo:font-style="normal" fo:background-color="transparent" style:font-size-asian="11pt" style:font-style-asian="normal" style:font-size-complex="11pt"/>
    </style:style>
    <style:style style:name="P49" style:family="paragraph" style:parent-style-name="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orphans="2" fo:widows="2" fo:text-indent="-0.762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1pt" fo:language="en" fo:country="US" fo:font-style="normal" fo:background-color="transparent" style:font-size-asian="11pt" style:font-style-asian="normal" style:font-size-complex="11pt"/>
    </style:style>
    <style:style style:name="P50" style:family="paragraph" style:parent-style-name="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1pt" fo:language="en" fo:country="US" fo:font-style="normal" officeooo:rsid="00266caf" officeooo:paragraph-rsid="00266caf" fo:background-color="transparent" style:font-size-asian="11pt" style:font-style-asian="normal" style:font-size-complex="11pt"/>
    </style:style>
    <style:style style:name="P51" style:family="paragraph" style:parent-style-name="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1pt" fo:language="en" fo:country="US" fo:font-style="normal" officeooo:rsid="00282d93" officeooo:paragraph-rsid="00282d93" fo:background-color="transparent" style:font-size-asian="11pt" style:font-style-asian="normal" style:font-size-complex="11pt"/>
    </style:style>
    <style:style style:name="P52" style:family="paragraph" style:parent-style-name="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orphans="2" fo:widows="2" fo:text-indent="-0.762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1pt" fo:language="en" fo:country="US" fo:font-style="normal" officeooo:rsid="00282d93" officeooo:paragraph-rsid="00282d93" fo:background-color="transparent" style:font-size-asian="11pt" style:font-style-asian="normal" style:font-size-complex="11pt"/>
    </style:style>
    <style:style style:name="P53" style:family="paragraph" style:parent-style-name="normal" style:list-style-name="WWNum1">
      <loext:graphic-properties draw:fill="none" draw:fill-color="#ffffff"/>
      <style:paragraph-properties fo:margin-left="1.3cm" fo:margin-right="0cm" fo:margin-top="0cm" fo:margin-bottom="0cm" style:contextual-spacing="false" fo:line-height="108%" fo:text-align="start" style:justify-single-word="false" fo:orphans="2" fo:widows="2" fo:text-indent="-0.6cm" style:auto-text-indent="false" fo:background-color="transparent" fo:padding="0cm" fo:border="none" style:shadow="none" style:writing-mode="lr-tb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1pt" fo:language="en" fo:country="US" fo:font-style="normal" style:text-underline-style="none" officeooo:rsid="002407a0" officeooo:paragraph-rsid="0020f676" fo:background-color="transparent" style:font-size-asian="11pt" style:font-style-asian="normal" style:font-size-complex="11pt"/>
    </style:style>
    <style:style style:name="P54" style:family="paragraph" style:parent-style-name="normal" style:list-style-name="WWNum1">
      <loext:graphic-properties draw:fill="none" draw:fill-color="#ffffff"/>
      <style:paragraph-properties fo:margin-left="1.3cm" fo:margin-right="0cm" fo:margin-top="0cm" fo:margin-bottom="0cm" style:contextual-spacing="false" fo:line-height="108%" fo:text-align="start" style:justify-single-word="false" fo:orphans="2" fo:widows="2" fo:text-indent="-0.6cm" style:auto-text-indent="false" fo:background-color="transparent" fo:padding="0cm" fo:border="none" style:shadow="none" style:writing-mode="lr-tb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1pt" fo:language="en" fo:country="US" fo:font-style="normal" style:text-underline-style="none" officeooo:rsid="002407a0" officeooo:paragraph-rsid="002407a0" fo:background-color="transparent" style:font-size-asian="11pt" style:font-style-asian="normal" style:font-size-complex="11pt"/>
    </style:style>
    <style:style style:name="P55" style:family="paragraph" style:parent-style-name="normal" style:list-style-name="WWNum1">
      <loext:graphic-properties draw:fill="none" draw:fill-color="#ffffff"/>
      <style:paragraph-properties fo:margin-left="1.3cm" fo:margin-right="0cm" fo:margin-top="0cm" fo:margin-bottom="0cm" style:contextual-spacing="false" fo:line-height="108%" fo:text-align="start" style:justify-single-word="false" fo:orphans="2" fo:widows="2" fo:text-indent="-0.6cm" style:auto-text-indent="false" fo:background-color="transparent" fo:padding="0cm" fo:border="none" style:shadow="none" style:writing-mode="lr-tb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1pt" fo:language="en" fo:country="US" fo:font-style="normal" style:text-underline-style="none" officeooo:rsid="00241edd" officeooo:paragraph-rsid="00241edd" fo:background-color="transparent" style:font-size-asian="11pt" style:font-style-asian="normal" style:font-size-complex="11pt"/>
    </style:style>
    <style:style style:name="P56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fo:background-color="transparent" style:font-size-asian="11pt" style:font-style-asian="normal" style:font-size-complex="11pt"/>
    </style:style>
    <style:style style:name="P57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officeooo:rsid="002ba2ae" officeooo:paragraph-rsid="002ba2ae" fo:background-color="transparent" style:font-size-asian="11pt" style:font-style-asian="normal" style:font-size-complex="11pt"/>
    </style:style>
    <style:style style:name="P58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officeooo:rsid="00326170" officeooo:paragraph-rsid="00326170" fo:background-color="transparent" style:font-size-asian="11pt" style:font-style-asian="normal" style:font-size-complex="11pt"/>
    </style:style>
    <style:style style:name="P59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officeooo:rsid="00331f28" officeooo:paragraph-rsid="00331f28" fo:background-color="transparent" style:font-size-asian="11pt" style:font-style-asian="normal" style:font-size-complex="11pt"/>
    </style:style>
    <style:style style:name="P60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officeooo:rsid="0035148e" officeooo:paragraph-rsid="0035148e" fo:background-color="transparent" style:font-size-asian="11pt" style:font-style-asian="normal" style:font-size-complex="11pt"/>
    </style:style>
    <style:style style:name="P61" style:family="paragraph" style:parent-style-name="normal" style:list-style-name="WWNum2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style:text-underline-style="none" fo:background-color="transparent" style:font-size-asian="11pt" style:font-style-asian="normal" style:font-size-complex="11pt"/>
    </style:style>
    <style:style style:name="P62" style:family="paragraph" style:parent-style-name="normal">
      <style:paragraph-properties fo:margin-top="0cm" fo:margin-bottom="0.282cm" style:contextual-spacing="false" fo:text-align="center" style:justify-single-word="false" fo:break-before="page"/>
      <style:text-properties fo:font-size="36pt" fo:language="en" fo:country="US" fo:font-weight="bold" style:font-size-asian="36pt" style:font-weight-asian="bold" style:font-size-complex="36pt"/>
    </style:style>
    <style:style style:name="P63" style:family="paragraph" style:parent-style-name="normal">
      <style:paragraph-properties fo:text-align="center" style:justify-single-word="false"/>
      <style:text-properties fo:font-size="16pt" fo:language="en" fo:country="US" fo:font-style="italic" style:text-underline-style="solid" style:text-underline-width="auto" style:text-underline-color="font-color" fo:font-weight="bold" style:font-size-asian="16pt" style:font-style-asian="italic" style:font-weight-asian="bold" style:font-size-complex="16pt"/>
    </style:style>
    <style:style style:name="P64" style:family="paragraph" style:parent-style-name="normal">
      <style:paragraph-properties fo:text-align="center" style:justify-single-word="false" fo:break-before="column"/>
      <style:text-properties fo:font-size="16pt" fo:language="en" fo:country="US" fo:font-style="italic" style:text-underline-style="solid" style:text-underline-width="auto" style:text-underline-color="font-color" fo:font-weight="bold" style:font-size-asian="16pt" style:font-style-asian="italic" style:font-weight-asian="bold" style:font-size-complex="16pt"/>
    </style:style>
    <style:style style:name="P65" style:family="paragraph" style:parent-style-name="normal">
      <style:paragraph-properties fo:text-align="center" style:justify-single-word="false"/>
      <style:text-properties fo:font-size="16pt" fo:language="en" fo:country="US" fo:font-style="italic" style:text-underline-style="solid" style:text-underline-width="auto" style:text-underline-color="font-color" fo:font-weight="bold" officeooo:paragraph-rsid="0030043d" style:font-size-asian="16pt" style:font-style-asian="italic" style:font-weight-asian="bold" style:font-size-complex="16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ndara" fo:font-size="12pt" fo:font-style="normal" style:text-underline-style="none" fo:font-weight="bold" fo:background-color="transparent" loext:char-shading-value="0" style:font-name-asian="Candara1" style:font-size-asian="12pt" style:font-style-asian="normal" style:font-weight-asian="bold" style:font-name-complex="Candara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fo:background-color="transparent" loext:char-shading-value="0" style:font-size-asian="11pt" style:font-style-asian="normal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officeooo:rsid="00282d93" fo:background-color="transparent" loext:char-shading-value="0" style:font-size-asian="11pt" style:font-style-asian="normal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background-color="transparent" loext:char-shading-value="0" style:font-size-asian="11pt" style:font-style-asian="normal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officeooo:rsid="0020f676" fo:background-color="transparent" loext:char-shading-value="0" style:font-size-asian="11pt" style:font-style-asian="normal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officeooo:rsid="002407a0" fo:background-color="transparent" loext:char-shading-value="0" style:font-size-asian="11pt" style:font-style-asian="normal" style:font-size-complex="11pt"/>
    </style:style>
    <style:style style:name="T7" style:family="text">
      <style:text-properties style:font-name="Candara" fo:font-size="12pt" fo:font-weight="bold" style:font-name-asian="Candara1" style:font-size-asian="12pt" style:font-weight-asian="bold" style:font-name-complex="Candara1" style:font-size-complex="12pt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officeooo:rsid="00266caf"/>
    </style:style>
    <style:style style:name="T11" style:family="text">
      <style:text-properties officeooo:rsid="0030043d"/>
    </style:style>
    <style:style style:name="T12" style:family="text">
      <style:text-properties officeooo:rsid="00313015"/>
    </style:style>
    <style:style style:name="T13" style:family="text">
      <style:text-properties officeooo:rsid="00326170"/>
    </style:style>
    <style:style style:name="T14" style:family="text">
      <style:text-properties officeooo:rsid="0035148e"/>
    </style:style>
    <style:style style:name="T15" style:family="text">
      <style:text-properties officeooo:rsid="0036f4c2"/>
    </style:style>
    <style:style style:name="Sect1" style:family="section">
      <style:section-properties style:editable="false">
        <style:columns fo:column-count="2">
          <style:column style:rel-width="32765*" fo:start-indent="0cm" fo:end-indent="0.624cm"/>
          <style:column style:rel-width="32770*" fo:start-indent="0.624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editable="false">
        <style:columns fo:column-count="2">
          <style:column style:rel-width="32765*" fo:start-indent="0cm" fo:end-indent="0.624cm"/>
          <style:column style:rel-width="32770*" fo:start-indent="0.624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bookmark-start text:name="_heading=h.30j0zll"/><text:bookmark text:name="_heading=h.gjdgxs"/></text:p>
      <text:p text:style-name="P35"><text:bookmark-end text:name="_heading=h.30j0zll"/>WEBSITE HOSTING</text:p>
      <text:section text:style-name="Sect1" text:name="TextSection">
        <text:p text:style-name="P10"/>
        <text:p text:style-name="P36">Page 68</text:p>
        <text:list text:style-name="WWNum1">
          <text:list-item>
            <text:p text:style-name="P37">Answer the questions:</text:p>
            <text:list>
              <text:list-item>
                <text:p text:style-name="P48">Maximize the number of visits.</text:p>
              </text:list-item>
              <text:list-item>
                <text:p text:style-name="P48">With implementation of keywords to offer high SEO across multiple search engines.</text:p>
              </text:list-item>
              <text:list-item>
                <text:p text:style-name="P48">You should incorporate social media into your website.</text:p>
              </text:list-item>
              <text:list-item>
                <text:p text:style-name="P48">Monitoring user activities with real-time analytics and getting immediate feedback on interactions.</text:p>
              </text:list-item>
              <text:list-item>
                <text:p text:style-name="P48">Providing social proof comments.</text:p>
              </text:list-item>
              <text:list-item>
                <text:p text:style-name="P49">Integrating the full G Suit.</text:p>
              </text:list-item>
            </text:list>
          </text:list-item>
        </text:list>
        <text:p text:style-name="P11"/>
        <text:list text:continue-numbering="true" text:style-name="WWNum1">
          <text:list-item>
            <text:p text:style-name="P37"><text:span text:style-name="T4">Listen</text:span> and match:</text:p>
            <text:list>
              <text:list-item>
                <text:p text:style-name="P41"><text:s/>d</text:p>
              </text:list-item>
              <text:list-item>
                <text:p text:style-name="P42"><text:s/>e</text:p>
              </text:list-item>
              <text:list-item>
                <text:p text:style-name="P42"><text:s/>a</text:p>
              </text:list-item>
              <text:list-item>
                <text:p text:style-name="P42"><text:s/>f</text:p>
              </text:list-item>
              <text:list-item>
                <text:p text:style-name="P42"><text:s/>b</text:p>
              </text:list-item>
              <text:list-item>
                <text:p text:style-name="P42"><text:s/>c</text:p>
              </text:list-item>
            </text:list>
          </text:list-item>
        </text:list>
        <text:p text:style-name="P12"/>
        <text:p text:style-name="P36">Page 69</text:p>
        <text:list text:continue-numbering="true" text:style-name="WWNum1">
          <text:list-item>
            <text:p text:style-name="P43">Nada que hacer.</text:p>
          </text:list-item>
        </text:list>
        <text:p text:style-name="P13"/>
        <text:list text:continue-numbering="true" text:style-name="WWNum1">
          <text:list-item>
            <text:p text:style-name="P38">Choose the correct answer:</text:p>
            <text:list>
              <text:list-item>
                <text:p text:style-name="P39"><text:span text:style-name="T5"><text:s/>Choosing the right keywords will help generate more visits to your website</text:span><text:span text:style-name="T6">.</text:span></text:p>
              </text:list-item>
              <text:list-item>
                <text:p text:style-name="P53"><text:s/>A secure payment gateway process makes sure customer data is not revealed.</text:p>
              </text:list-item>
              <text:list-item>
                <text:p text:style-name="P54"><text:s/>The Live Chat feature answers customers questions.</text:p>
              </text:list-item>
              <text:list-item>
                <text:p text:style-name="P55"><text:s/>Visitors can easily link to sites like Facebook and Pinterest to post comments.</text:p>
              </text:list-item>
              <text:list-item>
                <text:p text:style-name="P55"><text:s/>Other people's online experiences can help a customer solve technical problems.</text:p>
                <text:p text:style-name="P44"><text:span text:style-name="T4"/></text:p>
              </text:list-item>
            </text:list>
          </text:list-item>
        </text:list>
        <text:p text:style-name="P16"><text:span text:style-name="T4"/></text:p>
        <text:p text:style-name="P36">Working with vocabulary</text:p>
        <text:list text:continue-numbering="true" text:style-name="WWNum1">
          <text:list-item>
            <text:p text:style-name="P37">Listen and match<text:span text:style-name="T4">:</text:span></text:p>
            <text:list>
              <text:list-item>
                <text:p text:style-name="P50">c</text:p>
              </text:list-item>
              <text:list-item>
                <text:p text:style-name="P50">d</text:p>
              </text:list-item>
              <text:list-item>
                <text:p text:style-name="P50">g</text:p>
              </text:list-item>
              <text:list-item>
                <text:p text:style-name="P50">f</text:p>
              </text:list-item>
              <text:list-item>
                <text:p text:style-name="P45">a</text:p>
              </text:list-item>
              <text:list-item>
                <text:p text:style-name="P46">b</text:p>
              </text:list-item>
              <text:list-item>
                <text:p text:style-name="P47">e</text:p>
              </text:list-item>
            </text:list>
          </text:list-item>
        </text:list>
        <text:p text:style-name="P14"/>
        <text:list text:continue-numbering="true" text:style-name="WWNum1">
          <text:list-item>
            <text:p text:style-name="P37">Match<text:span text:style-name="T4">:</text:span></text:p>
            <text:list>
              <text:list-item>
                <text:p text:style-name="P50">e</text:p>
              </text:list-item>
              <text:list-item>
                <text:p text:style-name="P50">c</text:p>
              </text:list-item>
              <text:list-item>
                <text:p text:style-name="P50">b</text:p>
              </text:list-item>
              <text:list-item>
                <text:p text:style-name="P50">a</text:p>
              </text:list-item>
            </text:list>
          </text:list-item>
        </text:list>
        <text:p text:style-name="P13">6.5. <text:span text:style-name="T10"><text:s/>d</text:span></text:p>
        <text:p text:style-name="P13"/>
        <text:list text:continue-numbering="true" text:style-name="WWNum1">
          <text:list-item>
            <text:p text:style-name="P37"><text:span text:style-name="T4">Listen and </text:span>complete<text:span text:style-name="T4">:</text:span></text:p>
            <text:list>
              <text:list-item>
                <text:p text:style-name="P51">worth</text:p>
              </text:list-item>
              <text:list-item>
                <text:p text:style-name="P51">increase</text:p>
              </text:list-item>
              <text:list-item>
                <text:p text:style-name="P51">feedback</text:p>
              </text:list-item>
              <text:list-item>
                <text:p text:style-name="P51">social share buttons</text:p>
              </text:list-item>
              <text:list-item>
                <text:p text:style-name="P51">trust logo</text:p>
              </text:list-item>
              <text:list-item>
                <text:p text:style-name="P51">credible</text:p>
              </text:list-item>
              <text:list-item>
                <text:p text:style-name="P52">payment gateway</text:p>
              </text:list-item>
              <text:list-item>
                <text:p text:style-name="P52">PCI</text:p>
                <text:p text:style-name="P40"><text:span text:style-name="T3"/></text:p>
              </text:list-item>
            </text:list>
          </text:list-item>
        </text:list>
        <text:p text:style-name="P15"><text:span text:style-name="T8">“Your Turn” <text:s/></text:span>Nada que hacer.</text:p>
      </text:section>
      <text:section text:style-name="Sect2" text:name="Sección1">
        <text:p text:style-name="P62">Cloud Computing</text:p>
      </text:section>
      <text:section text:style-name="Sect3" text:name="Sección2">
        <text:p text:style-name="P63">Page 70</text:p>
        <text:list text:style-name="WWNum2">
          <text:list-item>
            <text:p text:style-name="P19">Complete the sentences: </text:p>
            <text:list>
              <text:list-item>
                <text:p text:style-name="P56">When cloud computing, you use programs on the internet, not on your computer's hard drive.</text:p>
              </text:list-item>
              <text:list-item>
                <text:p text:style-name="P56">When cloud computing is used, customers use and pay for resources according to what is used.</text:p>
              </text:list-item>
              <text:list-item>
                <text:p text:style-name="P56">When cloud computing, the user depends on service providers, as well as on reliable Internet connection.</text:p>
              </text:list-item>
              <text:list-item>
                <text:p text:style-name="P56">Users of SaaS get cloud-based applications owned and operated by a third party, but PaaS users can create their own applications on the provided infrastructure.</text:p>
              </text:list-item>
              <text:list-item>
                <text:p text:style-name="P20"><text:span text:style-name="T2">Using of public cloud is not expensive because the infrastructure cost is shared by a number of users.</text:span></text:p>
              </text:list-item>
              <text:list-item>
                <text:p text:style-name="P21">Using a private cloud is more secure because the service is provided to single organi<text:span text:style-name="T14">s</text:span>ation.</text:p>
              </text:list-item>
            </text:list>
          </text:list-item>
        </text:list>
        <text:p text:style-name="P8"/>
        <text:list text:continue-numbering="true" text:style-name="WWNum2">
          <text:list-item>
            <text:p text:style-name="P19">Listen and complete<text:span text:style-name="T4">:</text:span></text:p>
            <text:list>
              <text:list-item>
                <text:p text:style-name="P24"><text:s/>cloud computing</text:p>
              </text:list-item>
              <text:list-item>
                <text:p text:style-name="P25"><text:s/>money</text:p>
              </text:list-item>
              <text:list-item>
                <text:p text:style-name="P25"><text:s/>company</text:p>
              </text:list-item>
              <text:list-item>
                <text:p text:style-name="P25"><text:s/>needs</text:p>
              </text:list-item>
              <text:list-item>
                <text:p text:style-name="P25"><text:s/>advantages</text:p>
              </text:list-item>
              <text:list-item>
                <text:p text:style-name="P25"><text:s/><text:span text:style-name="T11">provider</text:span></text:p>
              </text:list-item>
            </text:list>
          </text:list-item>
        </text:list>
        <text:p text:style-name="P5"/>
        <text:p text:style-name="P65">Page 71</text:p>
        <text:list text:continue-numbering="true" text:style-name="WWNum2">
          <text:list-item>
            <text:p text:style-name="P61">Nada que hacer aquí.</text:p>
          </text:list-item>
          <text:list-item>
            <text:p text:style-name="P17">Which advantages are mentioned by the IT consultant: </text:p>
            <text:list>
              <text:list-item>
                <text:p text:style-name="P26"><text:s/><text:span text:style-name="T12">Yes</text:span></text:p>
              </text:list-item>
              <text:list-item>
                <text:p text:style-name="P27"><text:s/>Yes</text:p>
              </text:list-item>
              <text:list-item>
                <text:p text:style-name="P27"><text:s/>No</text:p>
              </text:list-item>
              <text:list-item>
                <text:p text:style-name="P27"><text:s/>Yes</text:p>
              </text:list-item>
              <text:list-item>
                <text:p text:style-name="P27"><text:s/>No</text:p>
              </text:list-item>
              <text:list-item>
                <text:p text:style-name="P27"><text:s/>Yes</text:p>
              </text:list-item>
            </text:list>
          </text:list-item>
        </text:list>
        <text:p text:style-name="P63"/>
        <text:p text:style-name="P64">Working with vocabulary</text:p>
        <text:list text:continue-numbering="true" text:style-name="WWNum2">
          <text:list-item>
            <text:p text:style-name="P17">Match:</text:p>
            <text:list>
              <text:list-item>
                <text:p text:style-name="P58">self-service</text:p>
              </text:list-item>
              <text:list-item>
                <text:p text:style-name="P58">third-party</text:p>
              </text:list-item>
              <text:list-item>
                <text:p text:style-name="P58">on-demand</text:p>
              </text:list-item>
              <text:list-item>
                <text:p text:style-name="P28">payment per usage</text:p>
              </text:list-item>
              <text:list-item>
                <text:p text:style-name="P29">multi-user</text:p>
                <text:p text:style-name="P29"/>
              </text:list-item>
            </text:list>
          </text:list-item>
          <text:list-item>
            <text:p text:style-name="P19">Complete<text:span text:style-name="T4">:</text:span></text:p>
            <text:list>
              <text:list-item>
                <text:p text:style-name="P28">payment per usage</text:p>
              </text:list-item>
              <text:list-item>
                <text:p text:style-name="P58">multi-user</text:p>
              </text:list-item>
              <text:list-item>
                <text:p text:style-name="P58">self-service</text:p>
              </text:list-item>
              <text:list-item>
                <text:p text:style-name="P57"><text:span text:style-name="T13">third-party</text:span></text:p>
              </text:list-item>
              <text:list-item>
                <text:p text:style-name="P29">on-demand</text:p>
              </text:list-item>
            </text:list>
          </text:list-item>
        </text:list>
        <text:p text:style-name="P4"/>
        <text:list text:continue-numbering="true" text:style-name="WWNum2">
          <text:list-item>
            <text:p text:style-name="P19">Listen and decide which sentences are logical<text:span text:style-name="T4">:</text:span></text:p>
            <text:list>
              <text:list-item>
                <text:p text:style-name="P59">Yes</text:p>
              </text:list-item>
              <text:list-item>
                <text:p text:style-name="P59">Yes</text:p>
              </text:list-item>
              <text:list-item>
                <text:p text:style-name="P59">No</text:p>
              </text:list-item>
              <text:list-item>
                <text:p text:style-name="P59">Yes</text:p>
              </text:list-item>
              <text:list-item>
                <text:p text:style-name="P59">Yes</text:p>
              </text:list-item>
              <text:list-item>
                <text:p text:style-name="P30">No</text:p>
              </text:list-item>
            </text:list>
          </text:list-item>
        </text:list>
        <text:p text:style-name="P6"/>
        <text:list text:continue-numbering="true" text:style-name="WWNum2">
          <text:list-item>
            <text:p text:style-name="P19">Choose the correct answer<text:span text:style-name="T4">:</text:span></text:p>
            <text:list>
              <text:list-item>
                <text:p text:style-name="P60">it is perfect</text:p>
              </text:list-item>
              <text:list-item>
                <text:p text:style-name="P60">unauthorised</text:p>
              </text:list-item>
              <text:list-item>
                <text:p text:style-name="P60">can't</text:p>
              </text:list-item>
              <text:list-item>
                <text:p text:style-name="P60">no one else</text:p>
              </text:list-item>
              <text:list-item>
                <text:p text:style-name="P60">might</text:p>
              </text:list-item>
              <text:list-item>
                <text:p text:style-name="P22">should</text:p>
              </text:list-item>
              <text:list-item>
                <text:p text:style-name="P22">have got</text:p>
              </text:list-item>
              <text:list-item>
                <text:p text:style-name="P23">enlarge</text:p>
              </text:list-item>
            </text:list>
          </text:list-item>
        </text:list>
        <text:p text:style-name="P2"/>
        <text:list text:continue-numbering="true" text:style-name="WWNum2">
          <text:list-item>
            <text:p text:style-name="P18">Complete the sentences: </text:p>
            <text:list>
              <text:list-item>
                <text:p text:style-name="P31">can</text:p>
              </text:list-item>
              <text:list-item>
                <text:p text:style-name="P32">else</text:p>
              </text:list-item>
              <text:list-item>
                <text:p text:style-name="P32">lose</text:p>
              </text:list-item>
              <text:list-item>
                <text:p text:style-name="P32">employees</text:p>
              </text:list-item>
              <text:list-item>
                <text:p text:style-name="P32">benefits</text:p>
              </text:list-item>
              <text:list-item>
                <text:p text:style-name="P32">mont<text:span text:style-name="T15">h</text:span>ly</text:p>
              </text:list-item>
            </text:list>
          </text:list-item>
        </text:list>
        <text:p text:style-name="P9"/>
        <text:p text:style-name="P7"><text:span text:style-name="T8">“Your Turn”</text:span><text:span text:style-name="T9"> </text:span>Nada que hacer aquí.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ndara" svg:font-family="Candara" style:font-family-generic="swiss"/>
    <style:font-face style:name="Candara1" svg:font-family="Candara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Georgia" svg:font-family="Georgia" style:font-family-generic="swiss"/>
    <style:font-face style:name="Georgia1" svg:font-family="Georgia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0pt" style:font-size-asian="12pt" style:font-name-complex="Droid Sans Devanagari" style:font-family-complex="'Droid Sans Devanagari'" style:font-family-generic-complex="swiss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swiss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fo:font-size="14pt" fo:font-weight="bold" style:font-size-asian="14pt" style:font-weight-asian="bold" style:font-size-complex="14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4pt" fo:font-weight="bold" style:font-size-asian="14pt" style:font-weight-asian="bold" style:font-size-complex="14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96cm" style:type="center"/>
          <style:tab-stop style:position="9.001cm" style:type="center"/>
          <style:tab-stop style:position="15.921cm" style:type="right"/>
          <style:tab-stop style:position="18.461cm" style:type="right"/>
        </style:tab-stops>
      </style:paragraph-properties>
      <style:text-properties fo:language="en" fo:country="US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96cm" style:type="center"/>
          <style:tab-stop style:position="9.001cm" style:type="center"/>
          <style:tab-stop style:position="15.921cm" style:type="right"/>
          <style:tab-stop style:position="18.461cm" style:type="right"/>
        </style:tab-stops>
      </style:paragraph-properties>
      <style:text-properties style:font-name="Candara" fo:font-size="12pt" fo:language="en" fo:country="US" fo:font-weight="bold" style:font-name-asian="Candara1" style:font-size-asian="12pt" style:font-weight-asian="bold" style:font-name-complex="Candara1" style:font-size-complex="12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ndara" fo:font-size="12pt" fo:font-style="normal" style:text-underline-style="none" fo:font-weight="bold" fo:background-color="transparent" loext:char-shading-value="0" style:font-name-asian="Candara1" style:font-size-asian="12pt" style:font-style-asian="normal" style:font-weight-asian="bold" style:font-name-complex="Candara1" style:font-size-complex="12pt"/>
    </style:style>
    <style:style style:name="MT2" style:family="text">
      <style:text-properties style:font-name="Candara" fo:font-size="12pt" fo:font-weight="bold" style:font-name-asian="Candara1" style:font-size-asian="12pt" style:font-weight-asian="bold" style:font-name-complex="Candara1" style:font-size-complex="12pt"/>
    </style:style>
    <style:page-layout style:name="Mpm1">
      <style:page-layout-properties fo:page-width="21.001cm" fo:page-height="29.7cm" style:num-format="1" style:print-orientation="portrait" fo:margin-top="1cm" fo:margin-bottom="0cm" fo:margin-left="1.27cm" fo:margin-right="1.27cm" style:writing-mode="lr-tb" style:layout-grid-color="#c0c0c0" style:layout-grid-lines="254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UNIT 1</text:span><text:span text:style-name="MT2">7</text:span><text:span text:style-name="MT1"><text:tab/></text:span><text:span text:style-name="MT2">WEBSITE HOSTING</text:span></text:p>
      </style:header>
      <style:header-left>
        <text:p text:style-name="MP2">Unit 17</text:p>
      </style:header-lef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0T20:49:28.771779746</dc:date>
    <meta:editing-duration>PT16M53S</meta:editing-duration>
    <meta:editing-cycles>3</meta:editing-cycles>
    <meta:generator>LibreOffice/7.6.3.2$Linux_X86_64 LibreOffice_project/60$Build-1</meta:generator>
    <meta:document-statistic meta:table-count="0" meta:image-count="0" meta:object-count="0" meta:page-count="2" meta:paragraph-count="113" meta:word-count="478" meta:character-count="2659" meta:non-whitespace-character-count="2366"/>
  </office:meta>
</office:document-meta>
</file>